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2d6" officeooo:paragraph-rsid="000622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I am Atharv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6:30:40.951664645</meta:creation-date>
    <dc:date>2023-09-24T22:38:55.911020861</dc:date>
    <meta:editing-duration>PT6M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14" meta:non-whitespace-character-count="11"/>
  </office:meta>
</office:document-meta>
</file>